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ce1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Gasto semanal en gasolina por alumno</text:p>
          </table:table-cell>
          <table:covered-table-cell table:number-columns-repeated="9"/>
          <table:table-cell/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F*Mc</text:p>
          </table:table-cell>
          <table:table-cell office:value-type="string" calcext:value-type="string">
            <text:p>|P-Xi|</text:p>
          </table:table-cell>
          <table:table-cell office:value-type="string" calcext:value-type="string">
            <text:p>F * |P-Xi|</text:p>
          </table:table-cell>
          <table:table-cell office:value-type="string" calcext:value-type="string">
            <text:p>F * |P-Xi|^2</text:p>
          </table:table-cell>
          <table:table-cell office:value-type="string" calcext:value-type="string">
            <text:p>F * |P-Xi|^3</text:p>
          </table:table-cell>
          <table:table-cell office:value-type="string" calcext:value-type="string">
            <text:p>F * |P-Xi|^4</text:p>
          </table:table-cell>
          <table:table-cell office:value-type="string" calcext:value-type="string">
            <text:p>F*(P-Xi)^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formula="of:=([.D7]+[.C7])/2" office:value-type="float" office:value="380" calcext:value-type="float">
            <text:p>380</text:p>
          </table:table-cell>
          <table:table-cell table:formula="of:=[.F7]*[.E7]" office:value-type="float" office:value="1140" calcext:value-type="float">
            <text:p>1140</text:p>
          </table:table-cell>
          <table:table-cell table:formula="of:=ABS(500-[.F7])" office:value-type="float" office:value="120" calcext:value-type="float">
            <text:p>120</text:p>
          </table:table-cell>
          <table:table-cell table:formula="of:=[.H7]*[.E7]" office:value-type="float" office:value="360" calcext:value-type="float">
            <text:p>360</text:p>
          </table:table-cell>
          <table:table-cell table:formula="of:=[.E7]*[.H7]*[.H7]" office:value-type="float" office:value="43200" calcext:value-type="float">
            <text:p>43200</text:p>
          </table:table-cell>
          <table:table-cell table:formula="of:=[.E7]*[.H7]*[.H7]*[.H7]" office:value-type="float" office:value="5184000" calcext:value-type="float">
            <text:p>5184000</text:p>
          </table:table-cell>
          <table:table-cell table:formula="of:=[.E7]*[.H7]*[.H7]*[.H7]*[.H7]" office:value-type="float" office:value="622080000" calcext:value-type="float">
            <text:p>622080000</text:p>
          </table:table-cell>
          <table:table-cell table:formula="of:=[.E7]*(500-[.F7])^3" office:value-type="float" office:value="5184000" calcext:value-type="float">
            <text:p>5184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table:formula="of:=([.D8]+[.C8])/2" office:value-type="float" office:value="430" calcext:value-type="float">
            <text:p>430</text:p>
          </table:table-cell>
          <table:table-cell table:formula="of:=[.F8]*[.E8]" office:value-type="float" office:value="1720" calcext:value-type="float">
            <text:p>1720</text:p>
          </table:table-cell>
          <table:table-cell table:formula="of:=ABS(500-[.F8])" office:value-type="float" office:value="70" calcext:value-type="float">
            <text:p>70</text:p>
          </table:table-cell>
          <table:table-cell table:formula="of:=[.H8]*[.E8]" office:value-type="float" office:value="280" calcext:value-type="float">
            <text:p>280</text:p>
          </table:table-cell>
          <table:table-cell table:formula="of:=[.E8]*[.H8]*[.H8]" office:value-type="float" office:value="19600" calcext:value-type="float">
            <text:p>19600</text:p>
          </table:table-cell>
          <table:table-cell table:formula="of:=[.E8]*[.H8]*[.H8]*[.H8]" office:value-type="float" office:value="1372000" calcext:value-type="float">
            <text:p>1372000</text:p>
          </table:table-cell>
          <table:table-cell table:formula="of:=[.E8]*[.H8]*[.H8]*[.H8]*[.H8]" office:value-type="float" office:value="96040000" calcext:value-type="float">
            <text:p>96040000</text:p>
          </table:table-cell>
          <table:table-cell table:formula="of:=[.E8]*(500-[.F8])^3" office:value-type="float" office:value="1372000" calcext:value-type="float">
            <text:p>1372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table:formula="of:=([.D9]+[.C9])/2" office:value-type="float" office:value="480" calcext:value-type="float">
            <text:p>480</text:p>
          </table:table-cell>
          <table:table-cell table:formula="of:=[.F9]*[.E9]" office:value-type="float" office:value="4800" calcext:value-type="float">
            <text:p>4800</text:p>
          </table:table-cell>
          <table:table-cell table:formula="of:=ABS(500-[.F9])" office:value-type="float" office:value="20" calcext:value-type="float">
            <text:p>20</text:p>
          </table:table-cell>
          <table:table-cell table:formula="of:=[.H9]*[.E9]" office:value-type="float" office:value="200" calcext:value-type="float">
            <text:p>200</text:p>
          </table:table-cell>
          <table:table-cell table:formula="of:=[.E9]*[.H9]*[.H9]" office:value-type="float" office:value="4000" calcext:value-type="float">
            <text:p>4000</text:p>
          </table:table-cell>
          <table:table-cell table:formula="of:=[.E9]*[.H9]*[.H9]*[.H9]" office:value-type="float" office:value="80000" calcext:value-type="float">
            <text:p>80000</text:p>
          </table:table-cell>
          <table:table-cell table:formula="of:=[.E9]*[.H9]*[.H9]*[.H9]*[.H9]" office:value-type="float" office:value="1600000" calcext:value-type="float">
            <text:p>1600000</text:p>
          </table:table-cell>
          <table:table-cell table:formula="of:=[.E9]*(500-[.F9])^3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555" calcext:value-type="float">
            <text:p>555</text:p>
          </table:table-cell>
          <table:table-cell office:value-type="float" office:value="12" calcext:value-type="float">
            <text:p>12</text:p>
          </table:table-cell>
          <table:table-cell table:formula="of:=([.D10]+[.C10])/2" office:value-type="float" office:value="530" calcext:value-type="float">
            <text:p>530</text:p>
          </table:table-cell>
          <table:table-cell table:formula="of:=[.F10]*[.E10]" office:value-type="float" office:value="6360" calcext:value-type="float">
            <text:p>6360</text:p>
          </table:table-cell>
          <table:table-cell table:formula="of:=ABS(500-[.F10])" office:value-type="float" office:value="30" calcext:value-type="float">
            <text:p>30</text:p>
          </table:table-cell>
          <table:table-cell table:formula="of:=[.H10]*[.E10]" office:value-type="float" office:value="360" calcext:value-type="float">
            <text:p>360</text:p>
          </table:table-cell>
          <table:table-cell table:formula="of:=[.E10]*[.H10]*[.H10]" office:value-type="float" office:value="10800" calcext:value-type="float">
            <text:p>10800</text:p>
          </table:table-cell>
          <table:table-cell table:formula="of:=[.E10]*[.H10]*[.H10]*[.H10]" office:value-type="float" office:value="324000" calcext:value-type="float">
            <text:p>324000</text:p>
          </table:table-cell>
          <table:table-cell table:formula="of:=[.E10]*[.H10]*[.H10]*[.H10]*[.H10]" office:value-type="float" office:value="9720000" calcext:value-type="float">
            <text:p>9720000</text:p>
          </table:table-cell>
          <table:table-cell table:formula="of:=[.E10]*(500-[.F10])^3" office:value-type="float" office:value="-324000" calcext:value-type="float">
            <text:p>-324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 table:formula="of:=([.D11]+[.C11])/2" office:value-type="float" office:value="580" calcext:value-type="float">
            <text:p>580</text:p>
          </table:table-cell>
          <table:table-cell table:formula="of:=[.F11]*[.E11]" office:value-type="float" office:value="3480" calcext:value-type="float">
            <text:p>3480</text:p>
          </table:table-cell>
          <table:table-cell table:formula="of:=ABS(500-[.F11])" office:value-type="float" office:value="80" calcext:value-type="float">
            <text:p>80</text:p>
          </table:table-cell>
          <table:table-cell table:formula="of:=[.H11]*[.E11]" office:value-type="float" office:value="480" calcext:value-type="float">
            <text:p>480</text:p>
          </table:table-cell>
          <table:table-cell table:formula="of:=[.E11]*[.H11]*[.H11]" office:value-type="float" office:value="38400" calcext:value-type="float">
            <text:p>38400</text:p>
          </table:table-cell>
          <table:table-cell table:formula="of:=[.E11]*[.H11]*[.H11]*[.H11]" office:value-type="float" office:value="3072000" calcext:value-type="float">
            <text:p>3072000</text:p>
          </table:table-cell>
          <table:table-cell table:formula="of:=[.E11]*[.H11]*[.H11]*[.H11]*[.H11]" office:value-type="float" office:value="245760000" calcext:value-type="float">
            <text:p>245760000</text:p>
          </table:table-cell>
          <table:table-cell table:formula="of:=[.E11]*(500-[.F11])^3" office:value-type="float" office:value="-3072000" calcext:value-type="float">
            <text:p>-3072000</text:p>
          </table:table-cell>
        </table:table-row>
        <table:table-row table:style-name="ro1">
          <table:table-cell table:number-columns-repeated="4"/>
          <table:table-cell table:formula="of:=SUM([.E7:.E11])" office:value-type="float" office:value="35" calcext:value-type="float">
            <text:p>35</text:p>
          </table:table-cell>
          <table:table-cell/>
          <table:table-cell table:formula="of:=SUM([.G7:.G11])" office:value-type="float" office:value="17500" calcext:value-type="float">
            <text:p>17500</text:p>
          </table:table-cell>
          <table:table-cell table:number-columns-repeated="2"/>
          <table:table-cell table:formula="of:=SUM([.J7:.J11])" office:value-type="float" office:value="116000" calcext:value-type="float">
            <text:p>116000</text:p>
          </table:table-cell>
          <table:table-cell table:formula="of:=SUM([.K7:.K11])" office:value-type="float" office:value="10032000" calcext:value-type="float">
            <text:p>10032000</text:p>
          </table:table-cell>
          <table:table-cell table:formula="of:=SUM([.L7:.L11])" office:value-type="float" office:value="975200000" calcext:value-type="float">
            <text:p>975200000</text:p>
          </table:table-cell>
          <table:table-cell table:style-name="ce1" table:formula="of:=SUM([.M7:.M11])" office:value-type="float" office:value="3240000" calcext:value-type="float">
            <text:p>3240000</text:p>
          </table:table-cell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2" table:formula="of:=[.G12]/[.E12]" office:value-type="float" office:value="500" calcext:value-type="float">
            <text:p>500</text:p>
          </table:table-cell>
          <table:table-cell table:style-name="ce2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S^2</text:p>
          </table:table-cell>
          <table:table-cell table:style-name="ce2" table:formula="of:=[.J12]/[.E12]" office:value-type="float" office:value="3314.28571428571" calcext:value-type="float">
            <text:p>3314.28571428571</text:p>
          </table:table-cell>
          <table:table-cell table:style-name="ce2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table:formula="of:=SQRT([.C14])" office:value-type="float" office:value="57.569833370314" calcext:value-type="float">
            <text:p>57.569833370314</text:p>
          </table:table-cell>
          <table:table-cell table:style-name="ce2" table:number-columns-repeated="9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tervalo </text:p>
          </table:table-cell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style-name="Default" table:formula="of:=500-[.C15]" office:value-type="float" office:value="442.430166629686" calcext:value-type="float">
            <text:p>442.430166629686</text:p>
          </table:table-cell>
          <table:table-cell table:style-name="Default" table:formula="of:=500+[.C15]" office:value-type="float" office:value="557.569833370314" calcext:value-type="float">
            <text:p>557.569833370314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7:02:41.959138800</meta:creation-date>
    <dc:date>2025-02-26T20:35:05.644695900</dc:date>
    <meta:editing-duration>PT2H58M15S</meta:editing-duration>
    <meta:editing-cycles>1</meta:editing-cycles>
    <meta:document-statistic meta:table-count="1" meta:cell-count="85" meta:object-count="0"/>
    <meta:generator>LibreOffice/24.2.7.2$Linux_X86_64 LibreOffice_project/420$Build-2</meta:generator>
  </office:meta>
</office:document-meta>
</file>